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RequestUtilsBenchmark.booleanParameterWithDefaultValue( Benchmark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UtilsBenchmark.intParameterWithDefaultValue( Benchmark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UtilsBenchmark.longParameterWithDefaultValue( Benchmark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UtilsBenchmark.floatParameterWithDefaultValue( Benchmark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UtilsBenchmark.doubleParameterWithDefaultValue( Benchmark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UtilsBenchmark.stringParameterWithDefaultValue( Benchmark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